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color="#579d1c"/>
    </style:style>
    <style:style style:name="P3" style:family="paragraph" style:parent-style-name="Heading_20_3">
      <style:text-properties fo:color="#579d1c"/>
    </style:style>
    <style:style style:name="P4" style:family="paragraph" style:parent-style-name="Heading_20_1">
      <style:text-properties fo:color="#579d1c"/>
    </style:style>
    <style:style style:name="P5" style:family="paragraph" style:parent-style-name="Heading_20_2">
      <style:text-properties fo:color="#579d1c"/>
    </style:style>
    <style:style style:name="P6" style:family="paragraph" style:parent-style-name="Text_20_body" style:list-style-name="L14"/>
    <style:style style:name="P7" style:family="paragraph" style:parent-style-name="Text_20_body">
      <style:text-properties fo:color="#579d1c"/>
    </style:style>
    <style:style style:name="P8" style:family="paragraph" style:parent-style-name="Text_20_body">
      <style:text-properties fo:color="#579d1c" fo:font-weight="bold" style:font-weight-asian="bold" style:font-weight-complex="bold"/>
    </style:style>
    <style:style style:name="P9" style:family="paragraph" style:parent-style-name="Text_20_body" style:list-style-name="L12">
      <style:paragraph-properties fo:margin-top="0cm" fo:margin-bottom="0cm"/>
    </style:style>
    <style:style style:name="P10" style:family="paragraph" style:parent-style-name="Text_20_body" style:list-style-name="L13">
      <style:paragraph-properties fo:margin-top="0cm" fo:margin-bottom="0cm"/>
    </style:style>
    <style:style style:name="P11" style:family="paragraph" style:parent-style-name="Text_20_body" style:list-style-name="L15">
      <style:paragraph-properties fo:margin-top="0cm" fo:margin-bottom="0cm"/>
    </style:style>
    <style:style style:name="P12" style:family="paragraph" style:parent-style-name="Text_20_body" style:list-style-name="L16">
      <style:paragraph-properties fo:margin-top="0cm" fo:margin-bottom="0cm"/>
    </style:style>
    <style:style style:name="P13" style:family="paragraph" style:parent-style-name="Text_20_body" style:list-style-name="L17">
      <style:paragraph-properties fo:margin-top="0cm" fo:margin-bottom="0cm"/>
    </style:style>
    <style:style style:name="P14" style:family="paragraph" style:parent-style-name="Text_20_body" style:list-style-name="L18">
      <style:paragraph-properties fo:margin-top="0cm" fo:margin-bottom="0cm"/>
    </style:style>
    <style:style style:name="P15" style:family="paragraph" style:parent-style-name="Text_20_body" style:list-style-name="L19">
      <style:paragraph-properties fo:margin-top="0cm" fo:margin-bottom="0cm"/>
    </style:style>
    <style:style style:name="P16" style:family="paragraph" style:parent-style-name="Text_20_body" style:list-style-name="L20">
      <style:paragraph-properties fo:margin-top="0cm" fo:margin-bottom="0cm"/>
    </style:style>
    <style:style style:name="P17" style:family="paragraph" style:parent-style-name="Text_20_body" style:list-style-name="L1">
      <style:paragraph-properties fo:margin-top="0cm" fo:margin-bottom="0cm"/>
      <style:text-properties fo:color="#579d1c"/>
    </style:style>
    <style:style style:name="P18" style:family="paragraph" style:parent-style-name="Text_20_body" style:list-style-name="L2">
      <style:paragraph-properties fo:margin-top="0cm" fo:margin-bottom="0cm"/>
      <style:text-properties fo:color="#579d1c"/>
    </style:style>
    <style:style style:name="P19" style:family="paragraph" style:parent-style-name="Text_20_body" style:list-style-name="L3">
      <style:paragraph-properties fo:margin-top="0cm" fo:margin-bottom="0cm"/>
      <style:text-properties fo:color="#579d1c"/>
    </style:style>
    <style:style style:name="P20" style:family="paragraph" style:parent-style-name="Text_20_body" style:list-style-name="L4">
      <style:paragraph-properties fo:margin-top="0cm" fo:margin-bottom="0cm"/>
      <style:text-properties fo:color="#579d1c"/>
    </style:style>
    <style:style style:name="P21" style:family="paragraph" style:parent-style-name="Text_20_body" style:list-style-name="L5">
      <style:paragraph-properties fo:margin-top="0cm" fo:margin-bottom="0cm"/>
      <style:text-properties fo:color="#579d1c"/>
    </style:style>
    <style:style style:name="P22" style:family="paragraph" style:parent-style-name="Text_20_body" style:list-style-name="L6">
      <style:paragraph-properties fo:margin-top="0cm" fo:margin-bottom="0cm"/>
      <style:text-properties fo:color="#579d1c"/>
    </style:style>
    <style:style style:name="P23" style:family="paragraph" style:parent-style-name="Text_20_body" style:list-style-name="L7">
      <style:paragraph-properties fo:margin-top="0cm" fo:margin-bottom="0cm"/>
      <style:text-properties fo:color="#579d1c"/>
    </style:style>
    <style:style style:name="P24" style:family="paragraph" style:parent-style-name="Text_20_body" style:list-style-name="L8">
      <style:paragraph-properties fo:margin-top="0cm" fo:margin-bottom="0cm"/>
      <style:text-properties fo:color="#579d1c"/>
    </style:style>
    <style:style style:name="P25" style:family="paragraph" style:parent-style-name="Text_20_body" style:list-style-name="L9">
      <style:paragraph-properties fo:margin-top="0cm" fo:margin-bottom="0cm"/>
      <style:text-properties fo:color="#579d1c"/>
    </style:style>
    <style:style style:name="P26" style:family="paragraph" style:parent-style-name="Text_20_body" style:list-style-name="L10">
      <style:paragraph-properties fo:margin-top="0cm" fo:margin-bottom="0cm"/>
      <style:text-properties fo:color="#579d1c"/>
    </style:style>
    <style:style style:name="P27" style:family="paragraph" style:parent-style-name="Text_20_body" style:list-style-name="L11">
      <style:paragraph-properties fo:margin-top="0cm" fo:margin-bottom="0cm"/>
      <style:text-properties fo:color="#579d1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bookmark-start text:name="dossier-de-projet"/>Dossier de projet<text:bookmark-end text:name="dossier-de-projet"/></text:h>
      <text:h text:style-name="P4" text:outline-level="1"><text:bookmark-start text:name="rncp-niveau-6"/>RNCP niveau 6<text:bookmark-end text:name="rncp-niveau-6"/></text:h>
      <text:p text:style-name="P2">Concepteur développeur d’applications</text:p>
      <text:p text:style-name="P7"/>
      <text:p text:style-name="P7">Trazyn’s trials</text:p>
      <text:p text:style-name="P7">SOUQUET Grégory</text:p>
      <text:p text:style-name="P7"><text:line-break/><text:span text:style-name="T1">Holberton School Thonon les bains 24/03/2026</text:span></text:p>
      <text:h text:style-name="P5" text:outline-level="2"><text:bookmark-start text:name="remerciements"/>Remerciements<text:bookmark-end text:name="remerciements"/></text:h>
      <text:p text:style-name="P2">Je souhaite tout d’abord exprimer ma gratitude à l’équipe pédagogique de Holberton School, pour leur enseignement de qualité, leur disponibilité et leurs conseils avisés tout au long de cette formation.</text:p>
      <text:p text:style-name="P7">Je remercie particulièrement Sarah Benamor, pour son accompagnement personnalisé, son écoute attentive, et ses retours constructifs, qui m’ont permis de progresser et de mener ce projet à bien et Kevin Viais pour sa disponibilité, sa bienveillance et son retour technique.</text:p>
      <text:p text:style-name="P7">Je remercie ma famile et mes amis, pour leur soutien et leur implication sans lesquels je n’aurais pas pu mener ce projet jusqu’à son niveau actuel.</text:p>
      <text:p text:style-name="P7"><text:line-break/>Enfin, je remercie le jury de soutenance pour l’attention qu’il portera à ce projet et pour ses questions qui me permettront, je l’espère, de progresser encore.</text:p>
      <text:h text:style-name="P5" text:outline-level="2"><text:bookmark-start text:name="résumé"/>Résumé<text:bookmark-end text:name="résumé"/></text:h>
      <text:p text:style-name="P2">Le projet qui vous est présenté dans ce mémoire est une application de simulation tactique inspirée de Warhammer 40’000, le wargame sur table. Le projet combine un moteur de jeu par phases, une API Flask, une interface React/TypeScript et un pipeline d’entrainement par apprentissage par renforcement.</text:p>
      <text:p text:style-name="P7">L’architecture est organisee en modules (<text:span text:style-name="T2">engine/</text:span>, <text:span text:style-name="T2">ai/</text:span>, <text:span text:style-name="T2">services/</text:span>, <text:span text:style-name="T2">frontend/</text:span>, <text:span text:style-name="T2">config/</text:span>) afin de separer clairement les responsabilites.</text:p>
      <text:p text:style-name="P7">La documentation technique et les outils de vérification de la conformite du code (aussi bien au niveau du respect des règles du jeu que des règles de codage) ont été mis en place tout au long du processus de developpement.</text:p>
      <text:p text:style-name="P7"><text:soft-page-break/>Le coeur IA s’appuie sur Stable-Baselines3 et sb3-contrib (MaskablePPO) pour gerer des actions contraintes.</text:p>
      <text:h text:style-name="P5" text:outline-level="2"><text:bookmark-start text:name="introduction"/>Introduction<text:bookmark-end text:name="introduction"/></text:h>
      <text:p text:style-name="P2">La conception et le développement de cette simulation tactique a tout d’abord été réalisé dans le cadre de l’obtention de mon diplôme de spécialisation en Machine Learning.</text:p>
      <text:p text:style-name="P7">L’objectif est de produire un système capable de simuler une partie de Warhammer 40’000 telle qu’elle serait jouée sur table ce qui, paradoxalement, n’a jamais été proposé malgré la multitude de jeux vidéos basés sur cet univers.</text:p>
      <text:p text:style-name="P7">Cet aspect du projet seul est ambitieux, car ne serait-ce que pour développer le cadre du jeu, il a fallu convertir les 60 pages de règles en algorythmes. Mais au-delà de cette base, le jeu propose plus de 20 factions avec chacune ses règles spéciales et des dizaine d’unités au capacités uniques.</text:p>
      <text:p text:style-name="P7">Warhammer 40,000 se joue en une série de rounds de bataille. Lors de chaque round, chaque joueur joue un tour. Le même joueur prend toujours le premier tour à chaque round – la mission jouée stipulera de quel joueur il s’agit. Chaque tour consiste en une série de phases (commandement, mouvement, tir, charge, combat), qu’il faut résoudre dans l’ordre.</text:p>
      <text:p text:style-name="P7">Le jeu reproduit cette structure (round, tour, phase) tout en entraînant des agents IA capables de prendre des décisions valides et performantes. Le projet associe un moteur de jeu Python (gymnasium), une API Flask, une interface React/TypeScript (PIXI pour le plateau) et un pipeline d’apprentissage par renforcement (Stable-Baselines3, MaskablePPO).</text:p>
      <text:p text:style-name="P7">Objectifs du projet :</text:p>
      <text:list xml:id="list1744030541923568323" text:style-name="L1">
        <text:list-item>
          <text:p text:style-name="P17">concevoir un moteur de jeu robuste et conforme aux regles metier ;</text:p>
        </text:list-item>
        <text:list-item>
          <text:p text:style-name="P17">exposer ce moteur via une API backend exploitable par une interface web ;</text:p>
        </text:list-item>
        <text:list-item>
          <text:p text:style-name="P17">proposer une interface de jeu et de replay ;</text:p>
        </text:list-item>
        <text:list-item>
          <text:p text:style-name="P17">entrainer et evaluer des agents RL sur des scenarios parametrables ;</text:p>
        </text:list-item>
        <text:list-item>
          <text:p text:style-name="P17">documenter l’ensemble selon les attendus RE/REAC CDA.</text:p>
        </text:list-item>
      </text:list>
      <text:h text:style-name="P5" text:outline-level="2"><text:bookmark-start text:name="compétences-du-référentiel"/>Compétences du référentiel<text:bookmark-end text:name="compétences-du-référentiel"/></text:h>
      <text:list xml:id="list4270952829213016083" text:style-name="L2">
        <text:list-item>
          <text:p text:style-name="P18">API REST securisee avec Flask (<text:span text:style-name="T2">services/api_server.py</text:span>) ;</text:p>
        </text:list-item>
        <text:list-item>
          <text:p text:style-name="P18">moteur de simulation Python (<text:span text:style-name="T2">engine/w40k_core.py</text:span>, <text:span text:style-name="T2">engine/phase_handlers/</text:span>, phase deployment implémentée) ;</text:p>
        </text:list-item>
        <text:list-item>
          <text:p text:style-name="P18">frontend React + TypeScript + Vite + PIXI (<text:span text:style-name="T2">frontend/src/</text:span>) ;</text:p>
        </text:list-item>
        <text:list-item>
          <text:p text:style-name="P18">pipeline RL MaskablePPO (<text:span text:style-name="T2">ai/train.py</text:span>) ;</text:p>
        </text:list-item>
        <text:list-item>
          <text:p text:style-name="P18">suivi d’entrainement via callbacks et metriques (<text:span text:style-name="T2">ai/training_callbacks.py</text:span>, <text:span text:style-name="T2">ai/metrics_tracker.py</text:span>) ;</text:p>
        </text:list-item>
        <text:list-item>
          <text:p text:style-name="P18">configurations d’entrainement/recompenses/scenarios par agent (<text:span text:style-name="T2">config/agents/</text:span><text:span text:style-name="T2">/</text:span>) ;</text:p>
        </text:list-item>
        <text:list-item>
          <text:p text:style-name="P18">validation stricte des donnees (<text:span text:style-name="T2">shared/data_validation.py</text:span> : <text:span text:style-name="T2">require_key</text:span>, <text:span text:style-name="T2">require_present</text:span>) ;</text:p>
        </text:list-item>
        <text:list-item>
          <text:p text:style-name="P18">documentation technique et guides de conformite (Documentation et guides du projet, Réalisations IA).</text:p>
        </text:list-item>
      </text:list>
      <text:h text:style-name="P5" text:outline-level="2"><text:bookmark-start text:name="besoins-du-projet"/><text:soft-page-break/>Besoins du projet<text:bookmark-end text:name="besoins-du-projet"/></text:h>
      <text:h text:style-name="P3" text:outline-level="3"><text:bookmark-start text:name="contexte"/>1. Contexte<text:bookmark-end text:name="contexte"/></text:h>
      <text:p text:style-name="P2">Le projet s’inscrit dans un double contexte : d’une part, l’expansion de plus en plus forte de la notoriété de Warhammer 40’000, et d’autre part la réalité du quotidien — on n’a pas toujours des amis disponibles pour jouer à un wargame dont l’essence est de se jouer à deux minimum. C’est pourquoi je me suis lancé dans la conception d’un simulateur tactique basé sur le jeu Warhammer 40K, qui en respecterait toutes les règles à la lettre, avec un moteur de jeu par phases et des agents IA entraînés par renforcement.</text:p>
      <text:p text:style-name="P7"><text:span text:style-name="T1">Présentation de l’entreprise ou du service</text:span> : [A completer]</text:p>
      <text:h text:style-name="P3" text:outline-level="3"><text:bookmark-start text:name="cahier-des-charges"/>2. Cahier des charges<text:bookmark-end text:name="cahier-des-charges"/></text:h>
      <text:list xml:id="list215730786748852243" text:style-name="L3">
        <text:list-item>
          <text:p text:style-name="P19">Besoins initiaux</text:p>
        </text:list-item>
      </text:list>
      <text:p text:style-name="P2">Il s’agissait de disposer d’un moteur fiable et conforme à des règles métier explicites (round, tour, phases, activation séquentielle, lignes de vue, etc.), d’une API pour piloter des parties depuis une interface web, et d’un pipeline d’entraînement reproductible pour faire évoluer les agents.</text:p>
      <text:list xml:id="list3122392243208468997" text:style-name="L4">
        <text:list-item>
          <text:p text:style-name="P20">Besoins fonctionnels</text:p>
        </text:list-item>
      </text:list>
      <text:list xml:id="list5395838867464381145" text:style-name="L5">
        <text:list-item>
          <text:p text:style-name="P21"><text:span text:style-name="T1">Simulation</text:span> : Affrontements tactiques selon des règles de phases (déploiement, mouvement, tir, charge, combat), avec une seule source de vérité pour l’état de jeu, des pools d’activation et un suivi des unités (déplacées, ayant tiré, chargé, combattu, fui).</text:p>
        </text:list-item>
        <text:list-item>
          <text:p text:style-name="P21"><text:span text:style-name="T1">Modes de jeu</text:span> : PvP (deux joueurs humains), PvE (joueur contre IA), Test et Debug (réservés au profil admin), avec contrôle d’accès par profil (<text:span text:style-name="T2">USER_ACCESS_CONTROL.md</text:span>).</text:p>
        </text:list-item>
        <text:list-item>
          <text:p text:style-name="P21"><text:span text:style-name="T1">Entraînement IA</text:span> : Scénarios et configurations par agent (training, récompenses), entraînement reproductible (MaskablePPO), évaluation par bots (Random, Greedy, Defensive).</text:p>
        </text:list-item>
        <text:list-item>
          <text:p text:style-name="P21"><text:span text:style-name="T1">Suivi et traçabilité</text:span> : Métriques (TensorBoard, bot_eval), replays (step.log, viewer), scripts de conformité (check_ai_rules, analyzer) pour valider le respect des règles.</text:p>
        </text:list-item>
      </text:list>
      <text:list xml:id="list2402847656124565599" text:style-name="L6">
        <text:list-item>
          <text:p text:style-name="P22">Besoins non fonctionnels</text:p>
        </text:list-item>
      </text:list>
      <text:list xml:id="list2902077366190244973" text:style-name="L7">
        <text:list-item>
          <text:p text:style-name="P23"><text:span text:style-name="T1">Fiabilité</text:span> : Transitions de phases déterministes, pas d’action invalide (action masking), validation stricte des données (require_key / require_present).</text:p>
        </text:list-item>
        <text:list-item>
          <text:p text:style-name="P23"><text:span text:style-name="T1">Maintenabilité</text:span> : Architecture modulaire (engine, ai, services, frontend, config), documentation indexée (<text:span text:style-name="T2">Documentation/README.md</text:span>), règles de codage (AI_TURN.md, coding_practices.mdc).</text:p>
        </text:list-item>
        <text:list-item>
          <text:p text:style-name="P23"><text:span text:style-name="T1">Sécurité</text:span> : Hachage des mots de passe, token de session, contrôle des permissions, protection path traversal, pas de fallback masquant des erreurs.</text:p>
        </text:list-item>
        <text:list-item>
          <text:p text:style-name="P23"><text:span text:style-name="T1">Déploiement</text:span> : Application conteneurisable (Docker Compose) et déployable sur NAS Synology (HTTPS, reverse proxy, volumes persistants).</text:p>
        </text:list-item>
      </text:list>
      <text:h text:style-name="P3" text:outline-level="3"><text:bookmark-start text:name="contraintes-et-livrables-attendus"/><text:soft-page-break/>3. Contraintes et livrables attendus<text:bookmark-end text:name="contraintes-et-livrables-attendus"/></text:h>
      <text:p text:style-name="P2">Contraintes :</text:p>
      <text:list xml:id="list6159595327496234809" text:style-name="L8">
        <text:list-item>
          <text:p text:style-name="P24">coherence stricte de l’etat de jeu (single source of truth, <text:span text:style-name="T2">units_cache</text:span>, <text:span text:style-name="T2">AI_IMPLEMENTATION.md</text:span>) ;</text:p>
        </text:list-item>
        <text:list-item>
          <text:p text:style-name="P24">prevention des actions invalides (action masking, pools d’activation) ;</text:p>
        </text:list-item>
        <text:list-item>
          <text:p text:style-name="P24">compatibilite JSON front/back ;</text:p>
        </text:list-item>
        <text:list-item>
          <text:p text:style-name="P24">entrainement parallele configurable.</text:p>
        </text:list-item>
      </text:list>
      <text:p text:style-name="P2">Livrables :</text:p>
      <text:list xml:id="list4879224329258224946" text:style-name="L9">
        <text:list-item>
          <text:p text:style-name="P25">code moteur/API/frontend/IA ;</text:p>
        </text:list-item>
        <text:list-item>
          <text:p text:style-name="P25">configurations agents (training, rewards, scenarios par agent) ;</text:p>
        </text:list-item>
        <text:list-item>
          <text:p text:style-name="P25">modeles entraines (<text:span text:style-name="T2">ai/models/</text:span><text:span text:style-name="T2">/</text:span>) ;</text:p>
        </text:list-item>
        <text:list-item>
          <text:p text:style-name="P25">documentation technique et guides (<text:span text:style-name="T2">Documentation/</text:span>, <text:span text:style-name="T2">Documentation/Code_Compliance/</text:span>).</text:p>
        </text:list-item>
      </text:list>
      <text:h text:style-name="P5" text:outline-level="2"><text:bookmark-start text:name="gestion-du-projet"/>Gestion du projet<text:bookmark-end text:name="gestion-du-projet"/></text:h>
      <text:h text:style-name="P3" text:outline-level="3"><text:bookmark-start text:name="environnement-humain-et-technique"/>1. Environnement humain et technique<text:bookmark-end text:name="environnement-humain-et-technique"/></text:h>
      <text:p text:style-name="P2">[A completer : environnement humain — équipe, encadrement, contexte.]</text:p>
      <text:p text:style-name="P8">Démarche itérative et planning :</text:p>
      <text:list xml:id="list1290711806568956919" text:style-name="L10">
        <text:list-item>
          <text:p text:style-name="P26">moteur et handlers de phases ;</text:p>
        </text:list-item>
        <text:list-item>
          <text:p text:style-name="P26">API backend ;</text:p>
        </text:list-item>
        <text:list-item>
          <text:p text:style-name="P26">integration frontend ;</text:p>
        </text:list-item>
        <text:list-item>
          <text:p text:style-name="P26">entrainement IA (PPO, bots, metriques) ;</text:p>
        </text:list-item>
        <text:list-item>
          <text:p text:style-name="P26">phase deploiement et qualite (conformite regles, analyzer, check_ai_rules).</text:p>
        </text:list-item>
      </text:list>
      <text:p text:style-name="P2"><text:span text:style-name="T1">État d’avancement (référence : </text:span><text:span text:style-name="T3">Documentation/Roadmap.md</text:span><text:span text:style-name="T1">)</text:span> : Palier 0 (base moteur) ~70–75 % ; Palier 1 (IA apprenante) ~60–65 %. Déploiement actif implémenté (phase deployment, deploy_unit). Moteur stable, règles et phases cohérentes, step.log et analyzer en place.</text:p>
      <text:p text:style-name="P8">Environnement technique :</text:p>
      <text:list xml:id="list2868847221762846278" text:style-name="L11">
        <text:list-item>
          <text:p text:style-name="P27"><text:span text:style-name="T1">Backend</text:span> : Python 3, Flask pour l’API REST, SQLite pour l’authentification (<text:span text:style-name="T2">config/users.db</text:span>). Le moteur de jeu est en Python pur (pas de dépendance serveur spécifique). Validation stricte des données via <text:span text:style-name="T2">shared/data_validation.py</text:span> (<text:span text:style-name="T2">require_key</text:span>, <text:span text:style-name="T2">require_present</text:span>).</text:p>
        </text:list-item>
        <text:list-item>
          <text:p text:style-name="P27"><text:span text:style-name="T1">Moteur</text:span> : <text:span text:style-name="T2">engine/w40k_core.py</text:span> (classe <text:span text:style-name="T2">W40KEngine</text:span>, hérite de <text:span text:style-name="T2">gymnasium.Env</text:span>), <text:span text:style-name="T2">engine/phase_handlers/</text:span> (movement, shooting, charge, fight, deployment, command), <text:span text:style-name="T2">engine/observation_builder.py</text:span>, <text:span text:style-name="T2">engine/action_decoder.py</text:span>, <text:span text:style-name="T2">engine/reward_calculator.py</text:span>, <text:span text:style-name="T2">engine/game_state.py</text:span>. Référence : <text:span text:style-name="T2">Documentation/AI_IMPLEMENTATION.md</text:span>.</text:p>
        </text:list-item>
        <text:list-item>
          <text:p text:style-name="P27"><text:span text:style-name="T1">IA</text:span> : Stable-Baselines3 (SB3), sb3-contrib (MaskablePPO), gymnasium. Entraînement : <text:span text:style-name="T2">ai/train.py</text:span> ; évaluation par bots : <text:span text:style-name="T2">ai/bot_evaluation.py</text:span> ; analyse des logs : <text:span text:style-name="T2">ai/analyzer.py</text:span>, <text:span text:style-name="T2">ai/hidden_action_finder.py</text:span>.</text:p>
        </text:list-item>
        <text:list-item>
          <text:p text:style-name="P27"><text:soft-page-break/><text:span text:style-name="T1">Frontend</text:span> : React 19, TypeScript 5.8, Vite 7, React Router, PIXI pour le rendu du plateau hex, Tailwind CSS.</text:p>
        </text:list-item>
        <text:list-item>
          <text:p text:style-name="P27"><text:span text:style-name="T1">Contrôle de version</text:span> : Git. Documentation centralisée sous <text:span text:style-name="T2">Documentation/</text:span> avec index dans <text:span text:style-name="T2">README.md</text:span>.</text:p>
        </text:list-item>
        <text:list-item>
          <text:p text:style-name="P27"><text:span text:style-name="T1">Déploiement</text:span> : Docker Compose (backend + frontend Nginx), déploiement sur NAS Synology (voir section Déploiement et <text:span text:style-name="T2">Documentation/Deployment_Synology.md</text:span>).</text:p>
        </text:list-item>
      </text:list>
      <text:h text:style-name="P3" text:outline-level="3"><text:bookmark-start text:name="objectifs-de-qualité"/>2. Objectifs de qualité<text:bookmark-end text:name="objectifs-de-qualité"/></text:h>
      <text:list xml:id="list6500481572066164910" text:style-name="L12">
        <text:list-item>
          <text:p text:style-name="P9">fiabilite des transitions de phases ;</text:p>
        </text:list-item>
        <text:list-item>
          <text:p text:style-name="P9">validation stricte des donnees (pas de fallback anti-erreur ; <text:span text:style-name="T2">AI_TURN.md</text:span> / <text:span text:style-name="T2">AI_IMPLEMENTATION.md</text:span>) ;</text:p>
        </text:list-item>
        <text:list-item>
          <text:p text:style-name="P9">tracabilite via logs (step.log), replays et scripts de conformite ;</text:p>
        </text:list-item>
        <text:list-item>
          <text:p text:style-name="P9">maintenabilite par architecture modulaire et documentation indexée (<text:span text:style-name="T2">Documentation/README.md</text:span>).</text:p>
        </text:list-item>
      </text:list>
      <text:h text:style-name="Heading_20_2" text:outline-level="2"><text:bookmark-start text:name="réalisations-front-end"/>Réalisations front-end<text:bookmark-end text:name="réalisations-front-end"/></text:h>
      <text:p text:style-name="First_20_paragraph">L’interface utilisateur est une SPA React (TypeScript) qui permet de s’authentifier, de lancer une partie (PvP, PvE, Test, Debug selon les permissions), d’afficher le plateau de jeu et le log des actions, et de consulter des replays.</text:p>
      <text:h text:style-name="Heading_20_3" text:outline-level="3"><text:bookmark-start text:name="organisation-du-code"/>1. Organisation du code<text:bookmark-end text:name="organisation-du-code"/></text:h>
      <text:p text:style-name="First_20_paragraph">Le frontend est structuré en composants (pages et composants réutilisables), hooks (ex. appel API vers <text:span text:style-name="T2">/api/game/</text:span>), et contexte ou store pour l’état global (utilisateur connecté, permissions, état de partie). Le routage (React Router) distingue les écrans : authentification, jeu (avec paramètre de mode), replay. Les appels API sont centralisés (base URL relative <text:span text:style-name="T2">/api</text:span> pour éviter les problèmes CORS en production avec proxy Nginx).</text:p>
      <text:h text:style-name="Heading_20_3" text:outline-level="3"><text:bookmark-start text:name="organisation-de-linterface-et-maquettes"/>2. Organisation de l’interface et maquettes<text:bookmark-end text:name="organisation-de-linterface-et-maquettes"/></text:h>
      <text:p text:style-name="First_20_paragraph">Parcours principal : <text:span text:style-name="T2">/auth</text:span> → <text:span text:style-name="T2">/game?mode=pve</text:span> → plateau + statut + log → replay.</text:p>
      <text:h text:style-name="Heading_20_3" text:outline-level="3"><text:bookmark-start text:name="interface-utilisateur-écrans-et-exemples"/>3. Interface utilisateur – écrans et exemples<text:bookmark-end text:name="interface-utilisateur-écrans-et-exemples"/></text:h>
      <text:p text:style-name="First_20_paragraph">Le plateau hex est rendu avec PIXI : les unités, les objectifs et les hexagones sont positionnés selon les coordonnées du <text:span text:style-name="T2">game_state</text:span>. Le composant de log (ex. <text:span text:style-name="T2">GameLog</text:span>) affiche la liste des événements ou actions renvoyées par l’API (ou dérivées de l’état). L’état de partie est rafraîchi après chaque action (start, action, ai-turn, reset) pour garder une vue cohérente avec le backend.</text:p>
      <text:p text:style-name="Text_20_body"><text:span text:style-name="T1">Parcours utilisateur type :</text:span> Connexion (<text:span text:style-name="T2">/auth</text:span>) → choix du mode (si autorisé) → démarrage de partie (<text:span text:style-name="T2">POST /api/game/start</text:span>) → affichage du plateau et du statut → le joueur envoie des actions (<text:span text:style-name="T2">POST /api/game/action</text:span>) ou déclenche le tour IA (<text:span text:style-name="T2">POST /api/game/ai-turn</text:span>) → consultation du replay si disponible. Les modes Debug et Test sont réservés au profil admin <text:soft-page-break/>(<text:span text:style-name="T2">USER_ACCESS_CONTROL.md</text:span>).</text:p>
      <text:p text:style-name="Text_20_body"><text:span text:style-name="T1">Captures d’écran et extraits de code</text:span> : [A integrer : captures des écrans auth, plateau, log ; extraits de code significatifs (ex. appel API, construction observation, end_activation).]</text:p>
      <text:h text:style-name="Heading_20_2" text:outline-level="2"><text:bookmark-start text:name="réalisation-back-end-moteur-et-api"/>Réalisation back-end (moteur et API)<text:bookmark-end text:name="réalisation-back-end-moteur-et-api"/></text:h>
      <text:p text:style-name="First_20_paragraph">Le moteur de jeu et l’API constituent le cœur métier de l’application. Le moteur assure la simulation d’un tour de jeu structuré en phases (déploiement, mouvement, tir, charge, combat), avec une seule source de vérité pour l’état de jeu (<text:span text:style-name="T2">game_state</text:span>) et des modules dédiés pour l’observation, les récompenses et le décodage des actions. L’API Flask expose cet état et les actions (démarrage, action joueur, tour IA, reset, replay, auth).</text:p>
      <text:p text:style-name="Text_20_body"><text:span text:style-name="T1">Architecture logicielle :</text:span> Moteur (<text:span text:style-name="T2">engine/</text:span>) : <text:span text:style-name="T2">W40KEngine</text:span>, phase handlers (movement, shooting, charge, fight, deployment), observation, rewards, action_decoder. IA (<text:span text:style-name="T2">ai/</text:span>) : entrainement (<text:span text:style-name="T2">train.py</text:span>), callbacks, evaluation bots, metriques, analyzer (<text:span text:style-name="T2">analyzer.py</text:span>), hidden_action_finder. API (<text:span text:style-name="T2">services/</text:span>) : auth/game/replay/health/debug. Frontend (<text:span text:style-name="T2">frontend/</text:span>) : routes, hook API, rendu plateau PIXI. Config (<text:span text:style-name="T2">config/</text:span>) : game_config, unit_rules, weapon_rules, agents (<text:span text:style-name="T2">config/agents/</text:span><text:span text:style-name="T2">/</text:span> : training_config, rewards_config, scenarios).</text:p>
      <text:p text:style-name="Text_20_body">Fonctionnalités principales exposées : <text:span text:style-name="T2">POST /api/game/start</text:span>, <text:span text:style-name="T2">POST /api/game/action</text:span>, <text:span text:style-name="T2">POST /api/game/ai-turn</text:span>, <text:span text:style-name="T2">GET /api/game/state</text:span>, <text:span text:style-name="T2">POST /api/game/reset</text:span> ; endpoints replay + endpoints auth (<text:span text:style-name="T2">POST /api/auth/register</text:span>, <text:span text:style-name="T2">POST /api/auth/login</text:span>, <text:span text:style-name="T2">GET /api/auth/me</text:span>).</text:p>
      <text:h text:style-name="Heading_20_3" text:outline-level="3"><text:bookmark-start text:name="structure-du-code-moteur-et-api"/>1. Structure du code moteur et API<text:bookmark-end text:name="structure-du-code-moteur-et-api"/></text:h>
      <text:list xml:id="list5260957747827262008" text:style-name="L13">
        <text:list-item>
          <text:p text:style-name="P10"><text:span text:style-name="T2">engine/w40k_core.py</text:span> : Classe <text:span text:style-name="T2">W40KEngine</text:span> (hérite de <text:span text:style-name="T2">gymnasium.Env</text:span>). Responsabilités : initialisation à partir d’un scénario et des configs, <text:span text:style-name="T2">reset()</text:span>, <text:span text:style-name="T2">step(action)</text:span>, orchestration des phases (avancement de phase lorsque les pools d’activation sont vides), délégation aux phase handlers, construction de l’observation et calcul des récompenses via des modules dédiés. Le <text:span text:style-name="T2">game_state</text:span> est un dictionnaire unique ; aucun module ne le copie ni ne le cache de façon persistante (single source of truth, <text:span text:style-name="T2">AI_IMPLEMENTATION.md</text:span>).</text:p>
        </text:list-item>
        <text:list-item>
          <text:p text:style-name="P10"><text:span text:style-name="T2">engine/phase_handlers/</text:span> : Un fichier par phase (movement, shooting, charge, fight, deployment, command). Chaque phase construit un pool d’activation au début de la phase (**_phase_start<text:span text:style-name="T2">), traite les actions une par une (activation séquentielle), et met à jour les caches (ex. </text:span>units_cache* pour position et HP). Les handlers utilisent <text:span text:style-name="T2">require_key</text:span> / <text:span text:style-name="T2">require_present</text:span> pour toute donnée requise ; pas de fallback anti-erreur (<text:span text:style-name="T2">coding_practices.mdc</text:span>).</text:p>
        </text:list-item>
        <text:list-item>
          <text:p text:style-name="P10"><text:span text:style-name="T2">engine/observation_builder.py</text:span>, <text:span text:style-name="T2">engine/action_decoder.py</text:span>, <text:span text:style-name="T2">engine/reward_calculator.py</text:span> : observation pour l’agent RL, décodage d’action, récompenses.</text:p>
        </text:list-item>
        <text:list-item>
          <text:p text:style-name="P10"><text:span text:style-name="T2">services/api_server.py</text:span> : Application Flask. Routes jeu et auth (voir ci-dessus). Le serveur instancie ou réutilise un <text:span text:style-name="T2">W40KEngine</text:span>, appelle <text:span text:style-name="T2">reset()</text:span> ou <text:span text:style-name="T2">step(action)</text:span> et renvoie l’état sérialisé (JSON). Les unités sont synchronisées avec <text:span text:style-name="T2">units_cache</text:span> pour les HP avant envoi au frontend (*_sync_units_hp_from_cache*).</text:p>
        </text:list-item>
      </text:list>
      <text:p text:style-name="First_20_paragraph"><text:span text:style-name="T1">Exemple : point d’entrée step() et délégation</text:span> : La méthode <text:span text:style-name="T2">step(action)</text:span> du moteur (dans <text:soft-page-break/><text:span text:style-name="T2">w40k_core.py</text:span>) : décode l’action via <text:span text:style-name="T2">ActionDecoder</text:span>, détermine la phase courante, appelle le handler de phase approprié (ex. <text:span text:style-name="T2">movement_handlers.handle_movement_phase_step</text:span>), qui consomme une activation, met à jour le <text:span text:style-name="T2">game_state</text:span> et les caches. La fin de phase est décidée par l’éligibilité : lorsqu’il n’y a plus d’unités éligibles dans les pools, on passe à la phase suivante. Référence : <text:span text:style-name="T2">AI_TURN.md</text:span>, <text:span text:style-name="T2">scripts/check_ai_rules.py</text:span>.</text:p>
      <text:h text:style-name="Heading_20_3" text:outline-level="3"><text:bookmark-start text:name="base-de-données"/>2. Base de données<text:bookmark-end text:name="base-de-données"/></text:h>
      <text:p text:style-name="First_20_paragraph">La base SQLite <text:span text:style-name="T2">config/users.db</text:span> stocke les comptes utilisateurs, les profils et les droits (tables : <text:span text:style-name="T2">profiles</text:span>, <text:span text:style-name="T2">users</text:span>, <text:span text:style-name="T2">game_modes</text:span>, <text:span text:style-name="T2">options</text:span>, <text:span text:style-name="T2">profile_game_modes</text:span>, <text:span text:style-name="T2">profile_options</text:span>, <text:span text:style-name="T2">sessions</text:span>). Le script SQL de création est exécuté au démarrage de l’API (<text:span text:style-name="T2">initialize_auth_db</text:span>). Les mots de passe sont hachés (PBKDF2-HMAC-SHA256, 200 000 itérations). Spécification détaillée : <text:span text:style-name="T2">Documentation/USER_ACCESS_CONTROL.md</text:span>.</text:p>
      <text:h text:style-name="Heading_20_3" text:outline-level="3"><text:bookmark-start text:name="api-restful"/>3. API RESTful<text:bookmark-end text:name="api-restful"/></text:h>
      <text:p text:style-name="First_20_paragraph">(Exposée par <text:span text:style-name="T2">services/api_server.py</text:span> : routes jeu, auth, replay, health — voir 1. Structure du code.)</text:p>
      <text:h text:style-name="Heading_20_3" text:outline-level="3"><text:bookmark-start text:name="composants-métier"/>4. Composants métier<text:bookmark-end text:name="composants-métier"/></text:h>
      <text:p text:style-name="First_20_paragraph">(Moteur <text:span text:style-name="T2">W40KEngine</text:span>, phase handlers, observation, rewards, action_decoder — voir 1. Structure du code.)</text:p>
      <text:h text:style-name="Heading_20_2" text:outline-level="2"><text:bookmark-start text:name="réalisations-ia-entrainement-et-conformité"/>Réalisations IA (entrainement et conformité)<text:bookmark-end text:name="réalisations-ia-entrainement-et-conformité"/></text:h>
      <text:p text:style-name="First_20_paragraph">L’entraînement des agents repose sur un environnement gymnasium (le moteur <text:span text:style-name="T2">W40KEngine</text:span>), MaskablePPO (sb3-contrib) pour gérer les actions contraintes (masque binaire des actions valides), et des configurations par agent (training, récompenses, scénarios).</text:p>
      <text:h text:style-name="Heading_20_3" text:outline-level="3"><text:bookmark-start text:name="pipeline-dentrainement"/>Pipeline d’entrainement<text:bookmark-end text:name="pipeline-dentrainement"/></text:h>
      <text:p text:style-name="First_20_paragraph">Le point d’entrée est <text:span text:style-name="T2">ai/train.py</text:span> (CLI : <text:span text:style-name="T2">–agent</text:span>, <text:span text:style-name="T2">–training-config</text:span>, <text:span text:style-name="T2">–rewards-config</text:span>, <text:span text:style-name="T2">–scenario</text:span>). Le script charge les configs depuis <text:span text:style-name="T2">config/agents/</text:span><text:span text:style-name="T2">/</text:span>, crée l’environnement (wrappers si besoin), instancie ou charge le modèle MaskablePPO, et lance la boucle d’entraînement. Les modèles sont enregistrés dans <text:span text:style-name="T2">ai/models/</text:span><text:span text:style-name="T2">/model_</text:span><text:span text:style-name="T2">.zip</text:span>. Référence : <text:span text:style-name="T2">Documentation/AI_TRAINING.md</text:span>.</text:p>
      <text:h text:style-name="Heading_20_3" text:outline-level="3"><text:bookmark-start text:name="observation-récompenses-et-bots"/>Observation, récompenses et bots<text:bookmark-end text:name="observation-récompenses-et-bots"/></text:h>
      <text:p text:style-name="First_20_paragraph">L’observation est construite par <text:span text:style-name="T2">ObservationBuilder</text:span>. Les récompenses sont calculées par <text:span text:style-name="T2">RewardCalculator</text:span> à partir de <text:span text:style-name="T2">rewards_config.json</text:span>. L’évaluation en cours d’entraînement est assurée par des bots (RandomBot, GreedyBot, DefensiveBot) ; les win rates sont suivis (TensorBoard, métrique <text:span text:style-name="T2">bot_eval_combined</text:span>). Référence : <text:span text:style-name="T2">Documentation/AI_METRICS.md</text:span>.</text:p>
      <text:h text:style-name="Heading_20_3" text:outline-level="3"><text:bookmark-start text:name="conformité-et-analyse-des-logs"/><text:soft-page-break/>Conformité et analyse des logs<text:bookmark-end text:name="conformité-et-analyse-des-logs"/></text:h>
      <text:p text:style-name="First_20_paragraph">Pour garantir que le comportement de l’agent respecte les règles métier (<text:span text:style-name="T2">AI_TURN.md</text:span>) : (1) <text:span text:style-name="T2">scripts/check_ai_rules.py</text:span> vérifie le code ; (2) <text:span text:style-name="T2">ai/analyzer.py</text:span> analyse le fichier <text:span text:style-name="T2">step.log</text:span> produit lors d’un entraînement avec <text:span text:style-name="T2">–step</text:span>, et signale les violations et métriques d’usage des règles. <text:span text:style-name="T2">ai/hidden_action_finder.py</text:span> détecte les actions effectuées mais non loguées. Référence : <text:span text:style-name="T2">Documentation/Code_Compliance/GAME_Analyzer.md</text:span>, <text:span text:style-name="T2">AI_RULES_checker.md</text:span>, <text:span text:style-name="T2">Hidden_action_finder.md</text:span>.</text:p>
      <text:p text:style-name="Text_20_body">La documentation est centralisée sous <text:span text:style-name="T2">Documentation/</text:span> avec un index dans <text:span text:style-name="T2">README.md</text:span> (moteur et règles, entraînement et métriques, configuration, conformité code, déploiement et accès). État et historique : <text:span text:style-name="T2">DOCUMENTATION_STATUS.md</text:span>.</text:p>
      <text:h text:style-name="Heading_20_2" text:outline-level="2"><text:bookmark-start text:name="eléments-de-sécurité"/>Eléments de sécurité<text:bookmark-end text:name="eléments-de-sécurité"/></text:h>
      <text:p text:style-name="First_20_paragraph">La sécurité a été prise en compte à la fois côté API et côté moteur, en cohérence avec les règles du projet (pas de fallback, validation explicite).</text:p>
      <text:list xml:id="list1123583711986173640" text:style-name="L14">
        <text:list-item>
          <text:p text:style-name="P6"><text:span text:style-name="T1">Authentification et autorisation</text:span> : Connexion par login/mot de passe ; hachage PBKDF2-HMAC-SHA256 (200 000 itérations) ; token bearer de session. Contrôle des permissions par profil (base / admin). Les profils déterminent les modes de jeu et options accessibles. Spécification : <text:span text:style-name="T2">Documentation/USER_ACCESS_CONTROL.md</text:span>. Les routes sensibles (game, replay, debug) vérifient le token et le profil ; toute action non autorisée renvoie 403.</text:p>
        </text:list-item>
        <text:list-item>
          <text:p text:style-name="P6"><text:span text:style-name="T1">Protection contre les failles (XSS, injection)</text:span> : Côté API : les entrées sont utilisées pour construire des requêtes au moteur ; pas de rendu HTML côté serveur. Réponses en JSON. Côté frontend : contenu affiché provenant de l’état de partie ; React et l’échappement par défaut limitent les risques XSS. Aucune injection SQL côté moteur.</text:p>
        </text:list-item>
        <text:list-item>
          <text:p text:style-name="P6"><text:span text:style-name="T1">Validation des données</text:span> : Backend / moteur : utilisation systématique de <text:span text:style-name="T2">require_key</text:span> et <text:span text:style-name="T2">require_present</text:span> (<text:span text:style-name="T2">shared/data_validation.py</text:span>). Aucune valeur par défaut pour éviter une erreur ; en cas de clé ou valeur manquante, erreur explicite (<text:span text:style-name="T2">AI_TURN.md</text:span>, <text:span text:style-name="T2">coding_practices.mdc</text:span>). Configurations : vérification des clés attendues ; les erreurs de config ne sont pas masquées.</text:p>
        </text:list-item>
        <text:list-item>
          <text:p text:style-name="P6"><text:span text:style-name="T1">Stockage sécurisé des informations sensibles</text:span> : Les mots de passe ne sont jamais stockés en clair ; seuls les hashs sont persistés. Les secrets ne sont pas codés en dur ; le déploiement Synology utilise des variables d’environnement. Protection path traversal sur les endpoints replay : les chemins de fichiers reçus sont validés pour ne pas sortir du répertoire autorisé.</text:p>
        </text:list-item>
      </text:list>
      <text:h text:style-name="Heading_20_2" text:outline-level="2"><text:bookmark-start text:name="jeux-dessai"/>Jeux d’essai<text:bookmark-end text:name="jeux-dessai"/></text:h>
      <text:p text:style-name="First_20_paragraph"><text:span text:style-name="T1">Plan de tests :</text:span> test moteur (<text:span text:style-name="T2">main.py::test_basic_functionality</text:span>) ; contrôle règles : <text:span text:style-name="T2">scripts/check_ai_rules.py</text:span> (conformité <text:span text:style-name="T2">AI_TURN.md</text:span> / coding_practices ; pre-commit ou CI) ; <text:soft-page-break/>audit phase de tir : <text:span text:style-name="T2">scripts/audit_shooting_phase.py</text:span> ; analyse des logs d’entrainement : <text:span text:style-name="T2">ai/analyzer.py step.log</text:span> (violations mouvement/tir/charge/combat, métriques règles ; voir <text:span text:style-name="T2">Code_Compliance/GAME_Analyzer.md</text:span>) ; détection actions non loguées : <text:span text:style-name="T2">ai/hidden_action_finder.py</text:span> ; évaluation bots : <text:span text:style-name="T2">ai/bot_evaluation.py</text:span> ; suivi métriques : <text:span text:style-name="T2">ai/metrics_tracker.py</text:span>, TensorBoard, <text:span text:style-name="T2">AI_METRICS.md</text:span>.</text:p>
      <text:p text:style-name="Text_20_body">Les jeux d’essai permettent de valider le bon fonctionnement du moteur, de l’API, du frontend et du pipeline d’entraînement, ainsi que la conformité aux règles métier.</text:p>
      <text:p text:style-name="Text_20_body"><text:span text:style-name="T1">Agents et configurations :</text:span> Agents disponibles (exemples) : <text:span text:style-name="T2">Infantry_Troop_RangedTroop</text:span>, <text:span text:style-name="T2">Infantry_Troop_RangedSwarm</text:span>, <text:span text:style-name="T2">Infantry_Elite_RangedElite</text:span>, <text:span text:style-name="T2">Infantry_Troop_MeleeTroop</text:span>, etc. Configurations : entraînement et récompenses dans <text:span text:style-name="T2">config/agents/</text:span><text:span text:style-name="T2">/</text:span> ; scénarios dans <text:span text:style-name="T2">training/</text:span> et <text:span text:style-name="T2">holdout/</text:span>. <text:span text:style-name="T1">Workflow type</text:span> : Générer <text:span text:style-name="T2">step.log</text:span> avec <text:span text:style-name="T2">python ai/train.py –agent Infantry_Troop_RangedTroop … –step –test-episodes 200</text:span> ; analyser avec <text:span text:style-name="T2">python ai/analyzer.py step.log</text:span>. Modèles enregistrés : <text:span text:style-name="T2">ai/models/</text:span><text:span text:style-name="T2">/model_</text:span><text:span text:style-name="T2">.zip</text:span>.</text:p>
      <text:p text:style-name="Text_20_body"><text:span text:style-name="T1">Scénarios de test représentatifs</text:span> (à compléter avec résultats réels) : (1) Démarrage de partie (PvE) ; (2) Action joueur puis tour IA ; (3) Entraînement avec step.log et analyzer ; (4) Conformité du code (check_ai_rules) ; (5) Accès mode Debug (profil admin). Résultats chiffrés (bot_eval, win_rate, métriques TensorBoard) : [À compléter].</text:p>
      <text:h text:style-name="Heading_20_2" text:outline-level="2"><text:bookmark-start text:name="respect-du-rgpd"/>Respect Du RGPD<text:bookmark-end text:name="respect-du-rgpd"/></text:h>
      <text:p text:style-name="First_20_paragraph">Le Règlement général sur la protection des données (RGPD) encadre le traitement des données personnelles. L’application, dans sa version actuelle, prend en compte les points suivants :</text:p>
      <text:list xml:id="list5584533822212936605" text:style-name="L15">
        <text:list-item>
          <text:p text:style-name="P11"><text:span text:style-name="T1">Minimisation des données</text:span> : Les données collectées lors de l’inscription et de la connexion sont limitées à ce qui est nécessaire (identifiant, mot de passe haché, profil, association aux modes de jeu et options). Aucune donnée de paiement ni donnée sensible superflue n’est collectée.</text:p>
        </text:list-item>
        <text:list-item>
          <text:p text:style-name="P11"><text:span text:style-name="T1">Information des utilisateurs</text:span> : Les utilisateurs peuvent être informés de l’utilisation de leurs données via une page ou une politique de confidentialité (à finaliser selon le contexte de déploiement).</text:p>
        </text:list-item>
        <text:list-item>
          <text:p text:style-name="P11"><text:span text:style-name="T1">Droits des utilisateurs</text:span> : Droit d’accès et de rectification via la gestion du compte ; droit à l’effacement (suppression de compte) peut être prévu. Les droits à l’opposition, à la limitation et à la portabilité sont à traiter selon les évolutions fonctionnelles.</text:p>
        </text:list-item>
        <text:list-item>
          <text:p text:style-name="P11"><text:span text:style-name="T1">Sécurité des données</text:span> : Voir section Eléments de sécurité (hachage des mots de passe, tokens, validation, pas de stockage en clair).</text:p>
        </text:list-item>
        <text:list-item>
          <text:p text:style-name="P11"><text:span text:style-name="T1">Cookies</text:span> : L’application n’utilise que les cookies strictement nécessaires au fonctionnement (session, authentification). Aucun cookie de suivi ou publicitaire n’est utilisé par défaut.</text:p>
        </text:list-item>
      </text:list>
      <text:p text:style-name="First_20_paragraph">[A compléter selon les exigences juridiques du contexte (entreprise, hébergeur, mentions légales).]</text:p>
      <text:h text:style-name="Heading_20_2" text:outline-level="2"><text:bookmark-start text:name="déploiement"/><text:soft-page-break/>Déploiement<text:bookmark-end text:name="déploiement"/></text:h>
      <text:p text:style-name="First_20_paragraph">Le projet a été déployé sur un NAS Synology (DSM) via Docker Compose. Référence : <text:span text:style-name="T2">Documentation/Deployment_Synology.md</text:span>.</text:p>
      <text:p text:style-name="Text_20_body">Configuration retenue : backend Flask sur port <text:span text:style-name="T1">5001</text:span> (interne) ; frontend Nginx sur port <text:span text:style-name="T1">80</text:span> (interne), mappé en <text:span text:style-name="T1">8081</text:span> (hôte) ; reverse proxy DSM en HTTPS (ex. DDNS <text:span text:style-name="T2">game.40k-greg.synology.me</text:span>) vers le frontend ; variables d’environnement obligatoires pour les volumes : <text:span text:style-name="T2">SYNO_CONFIG_PATH</text:span>, <text:span text:style-name="T2">SYNO_MODELS_PATH</text:span>, <text:span text:style-name="T2">SYNO_RUNTIME_PATH</text:span> (pas de fallback).</text:p>
      <text:p text:style-name="Text_20_body">Volumes persistants : <text:span text:style-name="T2">users.db</text:span> (auth), <text:span text:style-name="T2">ai/models/</text:span> (modèles IA), répertoire runtime (logs). Ne pas monter tout <text:span text:style-name="T2">config/</text:span> pour éviter de masquer les configs du repo.</text:p>
      <text:p text:style-name="Text_20_body">Points de vigilance : compatibilité dépendances Python (ex. <text:span text:style-name="T2">requirements.runtime.txt</text:span>, numpy pour chargement PPO) ; CORS / appels API en relatif (<text:span text:style-name="T2">/api</text:span>) ; healthcheck backend : <text:span text:style-name="T2">/api/health</text:span> utilisé dans le compose.</text:p>
      <text:p text:style-name="Text_20_body">Schéma de déploiement : Utilisateur → DNS (DDNS) → Reverse Proxy DSM :443 → Frontend Docker Nginx :8081 → Backend Flask :5001 → (users.db, ai/models, runtime/logs). Flux applicatif : Navigateur ↔ Reverse Proxy DSM ↔ Frontend Nginx ↔ Backend Flask (JSON).</text:p>
      <text:h text:style-name="Heading_20_2" text:outline-level="2"><text:bookmark-start text:name="veille-durant-le-projet"/>Veille durant le projet<text:bookmark-end text:name="veille-durant-le-projet"/></text:h>
      <text:p text:style-name="First_20_paragraph">Une veille technologique a été menée sur les thèmes suivants, en lien avec les choix d’implémentation du projet :</text:p>
      <text:list xml:id="list6707712522618579915" text:style-name="L16">
        <text:list-item>
          <text:p text:style-name="P12"><text:span text:style-name="T1">Apprentissage par renforcement et action masking</text:span> : Utilisation de MaskablePPO (sb3-contrib) pour restreindre les actions aux seules actions valides (masque binaire), évitant les actions invalides et accélérant l’apprentissage. Documentation Stable-Baselines3, articles sur l’action masking en RL.</text:p>
        </text:list-item>
        <text:list-item>
          <text:p text:style-name="P12"><text:span text:style-name="T1">Évaluation robuste des agents</text:span> : Mise en place de bots de référence (Random, Greedy, Defensive) et métrique composite (ex. <text:span text:style-name="T2">bot_eval_combined</text:span>) pour suivre la performance réelle et limiter le surajustement à un seul type d’adversaire. Référence : <text:span text:style-name="T2">AI_TRAINING.md</text:span>, <text:span text:style-name="T2">AI_METRICS.md</text:span>.</text:p>
        </text:list-item>
        <text:list-item>
          <text:p text:style-name="P12"><text:span text:style-name="T1">Métriques et tuning PPO</text:span> : Suivi des métriques 0_critical (loss, explained_variance, clip_fraction, approx_kl, entropy, gradient_norm, etc.) et guide de tuning pour les plateaux, effondrements et instabilités. Référence : <text:span text:style-name="T2">AI_METRICS.md</text:span>.</text:p>
        </text:list-item>
        <text:list-item>
          <text:p text:style-name="P12"><text:span text:style-name="T1">Sécurisation backend</text:span> : Bonnes pratiques (hachage fort, token de session, validation stricte, pas de fallback silencieux), recommandations OWASP et documentation Flask.</text:p>
        </text:list-item>
        <text:list-item>
          <text:p text:style-name="P12"><text:span text:style-name="T1">Documentation et conformité code</text:span> : Règles de tour (<text:span text:style-name="T2">AI_TURN.md</text:span>), architecture (<text:span text:style-name="T2">AI_IMPLEMENTATION.md</text:span>), scripts de vérification automatique (check_ai_rules, analyzer) pour maintenir la cohérence entre code et règles métier.</text:p>
        </text:list-item>
      </text:list>
      <text:h text:style-name="Heading_20_2" text:outline-level="2"><text:bookmark-start text:name="conclusion"/>Conclusion<text:bookmark-end text:name="conclusion"/></text:h>
      <text:p text:style-name="First_20_paragraph">Le projet a permis de realiser une application complete combinant moteur (phases mouvement, tir, charge, combat, deploiement), API, frontend et entrainement IA, avec une architecture <text:soft-page-break/>modulaire, une validation stricte des donnees et une documentation structuree (index dans <text:span text:style-name="T2">Documentation/README.md</text:span>, guides de conformite et de tuning).</text:p>
      <text:p text:style-name="Text_20_body">Perspectives (alignees <text:span text:style-name="T2">Roadmap.md</text:span>) : poursuite Palier 1 (IA apprenante) et Palier 2 (multi-figurines, cohesion) ; automatiser davantage les tests et la CI (check_ai_rules, analyzer) ; enrichir scenarios et evaluation (league / curriculum ; <text:span text:style-name="T2">AI_TRAINING.md</text:span>) ; renforcer reporting qualite et annexes du memoire (captures, jeux d’essai chiffres).</text:p>
      <text:h text:style-name="Heading_20_2" text:outline-level="2"><text:bookmark-start text:name="annexes"/>Annexes<text:bookmark-end text:name="annexes"/></text:h>
      <text:p text:style-name="First_20_paragraph">Les annexes complètent le mémoire par des supports détaillés et des références :</text:p>
      <text:list xml:id="list642554634153106624" text:style-name="L17">
        <text:list-item>
          <text:p text:style-name="P13"><text:span text:style-name="T1">Annexe 1</text:span> : Diagramme des cas d’utilisation (source PlantUML ci-dessous ; export en image à joindre).</text:p>
        </text:list-item>
      </text:list>
      <text:p text:style-name="Preformatted_20_Text">@startuml</text:p>
      <text:p text:style-name="Preformatted_20_Text">left to right direction</text:p>
      <text:p text:style-name="Preformatted_20_Text">actor "Joueur" as Player</text:p>
      <text:p text:style-name="Preformatted_20_Text">actor "Admin" as Admin</text:p>
      <text:p text:style-name="Preformatted_20_Text">actor "Agent IA (P2)" as AI</text:p>
      <text:p text:style-name="Preformatted_20_Text">rectangle "Application W40K" {</text:p>
      <text:p text:style-name="Preformatted_20_Text"><text:s text:c="2"/>usecase "S'authentifier" as UC_Login</text:p>
      <text:p text:style-name="Preformatted_20_Text"><text:s text:c="2"/>usecase "Demarrer une partie" as UC_Start</text:p>
      <text:p text:style-name="Preformatted_20_Text"><text:s text:c="2"/>usecase "Jouer une action" as UC_Action</text:p>
      <text:p text:style-name="Preformatted_20_Text"><text:s text:c="2"/>usecase "Consulter l'etat de partie" as UC_State</text:p>
      <text:p text:style-name="Preformatted_20_Text"><text:s text:c="2"/>usecase "Declencher tour IA" as UC_AITurn</text:p>
      <text:p text:style-name="Preformatted_20_Text"><text:s text:c="2"/>usecase "Consulter replay" as UC_Replay</text:p>
      <text:p text:style-name="Preformatted_20_Text"><text:s text:c="2"/>usecase "Utiliser mode Debug/Test" as UC_Debug</text:p>
      <text:p text:style-name="Preformatted_20_Text">}</text:p>
      <text:p text:style-name="Preformatted_20_Text">Player --&gt; UC_Login</text:p>
      <text:p text:style-name="Preformatted_20_Text">Player --&gt; UC_Start</text:p>
      <text:p text:style-name="Preformatted_20_Text">Player --&gt; UC_Action</text:p>
      <text:p text:style-name="Preformatted_20_Text">Player --&gt; UC_State</text:p>
      <text:p text:style-name="Preformatted_20_Text">Player --&gt; UC_Replay</text:p>
      <text:p text:style-name="Preformatted_20_Text">AI --&gt; UC_AITurn</text:p>
      <text:p text:style-name="Preformatted_20_Text">Admin --&gt; UC_Login</text:p>
      <text:p text:style-name="Preformatted_20_Text">Admin --&gt; UC_Debug</text:p>
      <text:p text:style-name="Preformatted_20_Text">@enduml</text:p>
      <text:list xml:id="list5500547429180311427" text:style-name="L18">
        <text:list-item>
          <text:p text:style-name="P14"><text:span text:style-name="T1">Annexe 2</text:span> : Diagramme de séquence principal (source PlantUML ci-dessous ; export en image à joindre).</text:p>
        </text:list-item>
      </text:list>
      <text:p text:style-name="Preformatted_20_Text">@startuml</text:p>
      <text:p text:style-name="Preformatted_20_Text">autonumber</text:p>
      <text:p text:style-name="Preformatted_20_Text">actor Joueur</text:p>
      <text:p text:style-name="Preformatted_20_Text">participant "Frontend" as FE</text:p>
      <text:p text:style-name="Preformatted_20_Text">participant "API Flask" as API</text:p>
      <text:p text:style-name="Preformatted_20_Text">participant "W40KEngine" as ENG</text:p>
      <text:p text:style-name="Preformatted_20_Text">participant "PvEController" as PVE</text:p>
      <text:p text:style-name="Preformatted_20_Text">participant "MaskablePPO" as MODEL</text:p>
      <text:p text:style-name="Preformatted_20_Text">Joueur -&gt; FE : Connexion</text:p>
      <text:p text:style-name="Preformatted_20_Text">FE -&gt; API : POST /api/auth/login</text:p>
      <text:p text:style-name="Preformatted_20_Text">API --&gt; FE : token + permissions</text:p>
      <text:p text:style-name="Preformatted_20_Text">Joueur -&gt; FE : Start game</text:p>
      <text:p text:style-name="Preformatted_20_Text">FE -&gt; API : POST /api/game/start</text:p>
      <text:p text:style-name="Preformatted_20_Text"><text:soft-page-break/>API -&gt; ENG : reset()</text:p>
      <text:p text:style-name="Preformatted_20_Text">ENG --&gt; API : game_state</text:p>
      <text:p text:style-name="Preformatted_20_Text">API --&gt; FE : game_state</text:p>
      <text:p text:style-name="Preformatted_20_Text">Joueur -&gt; FE : Action</text:p>
      <text:p text:style-name="Preformatted_20_Text">FE -&gt; API : POST /api/game/action</text:p>
      <text:p text:style-name="Preformatted_20_Text">API -&gt; ENG : step(action)</text:p>
      <text:p text:style-name="Preformatted_20_Text">ENG --&gt; API : nouvel etat</text:p>
      <text:p text:style-name="Preformatted_20_Text">API --&gt; FE : nouvel etat</text:p>
      <text:p text:style-name="Preformatted_20_Text">FE -&gt; API : POST /api/game/ai-turn</text:p>
      <text:p text:style-name="Preformatted_20_Text">API -&gt; PVE : get_ai_action(state)</text:p>
      <text:p text:style-name="Preformatted_20_Text">PVE -&gt; MODEL : predict(obs, mask)</text:p>
      <text:p text:style-name="Preformatted_20_Text">MODEL --&gt; PVE : action IA</text:p>
      <text:p text:style-name="Preformatted_20_Text">PVE --&gt; API : action IA</text:p>
      <text:p text:style-name="Preformatted_20_Text">API -&gt; ENG : step(action_ia)</text:p>
      <text:p text:style-name="Preformatted_20_Text">ENG --&gt; API : etat mis a jour</text:p>
      <text:p text:style-name="Preformatted_20_Text">API --&gt; FE : etat mis a jour</text:p>
      <text:p text:style-name="Preformatted_20_Text">@enduml</text:p>
      <text:list xml:id="list650856255739102921" text:style-name="L19">
        <text:list-item>
          <text:p text:style-name="P15"><text:span text:style-name="T1">Annexe 3</text:span> : Tableau récapitulatif de l’API REST (routes jeu, auth, replay, health, méthodes, paramètres, codes retour).</text:p>
        </text:list-item>
        <text:list-item>
          <text:p text:style-name="P15"><text:span text:style-name="T1">Annexe 4</text:span> : Liste des composants frontend principaux (pages, composants plateau, log, auth).</text:p>
        </text:list-item>
        <text:list-item>
          <text:p text:style-name="P15"><text:span text:style-name="T1">Annexe 5</text:span> : Maquettes et captures d’écran (auth, plateau, log, replay).</text:p>
        </text:list-item>
        <text:list-item>
          <text:p text:style-name="P15"><text:span text:style-name="T1">Annexe 6</text:span> : Extrait SQL de création de la BDD auth (<text:span text:style-name="T2">initialize_auth_db</text:span> dans <text:span text:style-name="T2">services/api_server.py</text:span>).</text:p>
        </text:list-item>
        <text:list-item>
          <text:p text:style-name="P15"><text:span text:style-name="T1">Annexe 7</text:span> : Extraits de code significatifs (ex. step moteur, construction observation, end_activation, appel API).</text:p>
        </text:list-item>
        <text:list-item>
          <text:p text:style-name="P15"><text:span text:style-name="T1">Annexe 8</text:span> : Jeux d’essai détaillés (scénarios, résultats attendus/obtenus, analyse des écarts) et captures TensorBoard / métriques.</text:p>
        </text:list-item>
        <text:list-item>
          <text:p text:style-name="P15"><text:span text:style-name="T1">Références aux guides</text:span> : <text:span text:style-name="T2">Documentation/README.md</text:span>, <text:span text:style-name="T2">Documentation/Code_Compliance/</text:span>, <text:span text:style-name="T2">Documentation/Deployment_Synology.md</text:span>, <text:span text:style-name="T2">Documentation/AI_METRICS.md</text:span>, <text:span text:style-name="T2">Documentation/AI_TRAINING.md</text:span>.</text:p>
        </text:list-item>
      </text:list>
      <text:p text:style-name="First_20_paragraph">Base auth (<text:span text:style-name="T2">config/users.db</text:span>) : <text:span text:style-name="T2">profiles</text:span>, <text:span text:style-name="T2">users</text:span>, <text:span text:style-name="T2">game_modes</text:span>, <text:span text:style-name="T2">options</text:span>, <text:span text:style-name="T2">profile_game_modes</text:span>, <text:span text:style-name="T2">profile_options</text:span>, <text:span text:style-name="T2">sessions</text:span>. Spécification détaillée : <text:span text:style-name="T2">Documentation/USER_ACCESS_CONTROL.md</text:span>.</text:p>
      <text:p text:style-name="Text_20_body">*Objectif de volume : ce mémoire est structuré pour atteindre environ 50 à 60 pages une fois les sections [À compléter] renseignées, les captures et annexes intégrées, et exporté en PDF (police 11–12 pt, interligne 1,2–1,5), en s’inspirant du modèle _redac dossier projet V2.pdf (76 pages).*</text:p>
      <text:h text:style-name="Heading_20_2" text:outline-level="2"><text:bookmark-start text:name="checklist-de-conformité-cdc-rncp-6"/>Checklist de conformité (CDC RNCP 6)<text:bookmark-end text:name="checklist-de-conformité-cdc-rncp-6"/></text:h>
      <text:list xml:id="list2473483367635380115" text:style-name="L20">
        <text:list-item>
          <text:p text:style-name="P16">☒ Liste des competences</text:p>
        </text:list-item>
        <text:list-item>
          <text:p text:style-name="P16">☒ Cahier des charges / besoins</text:p>
        </text:list-item>
        <text:list-item>
          <text:p text:style-name="P16">☐ Presentation entreprise/service</text:p>
        </text:list-item>
        <text:list-item>
          <text:p text:style-name="P16">☒ Gestion de projet</text:p>
        </text:list-item>
        <text:list-item>
          <text:p text:style-name="P16">☒ Specifications fonctionnelles</text:p>
        </text:list-item>
        <text:list-item>
          <text:p text:style-name="P16">☒ Contraintes + livrables</text:p>
        </text:list-item>
        <text:list-item>
          <text:p text:style-name="P16">☒ Architecture logicielle</text:p>
        </text:list-item>
        <text:list-item>
          <text:p text:style-name="P16"><text:soft-page-break/>☒ Documentation et guides</text:p>
        </text:list-item>
        <text:list-item>
          <text:p text:style-name="P16">☐ Maquettes et enchainement (images a ajouter)</text:p>
        </text:list-item>
        <text:list-item>
          <text:p text:style-name="P16">☐ Modele EA / physique (schema a finaliser)</text:p>
        </text:list-item>
        <text:list-item>
          <text:p text:style-name="P16">☒ Script BDD</text:p>
        </text:list-item>
        <text:list-item>
          <text:p text:style-name="P16">☒ Diagramme cas d’utilisation</text:p>
        </text:list-item>
        <text:list-item>
          <text:p text:style-name="P16">☒ Diagramme sequence</text:p>
        </text:list-item>
        <text:list-item>
          <text:p text:style-name="P16">☒ Specifications techniques + securite</text:p>
        </text:list-item>
        <text:list-item>
          <text:p text:style-name="P16">☐ Captures + code correspondant (a integrer)</text:p>
        </text:list-item>
        <text:list-item>
          <text:p text:style-name="P16">☒ Plan de tests (inclut analyzer, check_ai_rules, hidden_action_finder)</text:p>
        </text:list-item>
        <text:list-item>
          <text:p text:style-name="P16">☐ Jeu d’essai final avec resultats / metriques</text:p>
        </text:list-item>
        <text:list-item>
          <text:p text:style-name="P16">☒ Veille</text:p>
        </text:list-item>
        <text:list-item>
          <text:p text:style-name="P16">☐ Annexes finalise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6$Win32 OpenOffice.org_project/4116m3$Build-9816</meta:generator>
    <dc:title/>
    <dc:description/>
    <dc:subject/>
    <meta:keyword/>
    <meta:initial-creator/>
    <dc:creator>Greg </dc:creator>
    <meta:creation-date>2026-03-07T12:44:45Z</meta:creation-date>
    <dc:date>2026-03-07T17:00:15.04</dc:date>
    <meta:document-statistic meta:table-count="0" meta:image-count="0" meta:object-count="0" meta:page-count="13" meta:paragraph-count="244" meta:word-count="3966" meta:character-count="27873"/>
  </office:meta>
</office:document-meta>
</file>